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4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0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70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6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33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93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93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74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3.03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48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31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47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36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00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31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99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26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35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47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16.1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6.33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6.77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6.98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paragraph-properties style:writing-mode="lr-tb"/>
      <style:text-properties fo:color="#2a6099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PalatinoLinotype1" fo:font-size="11pt" style:font-size-asian="11pt" style:font-name-complex="PalatinoLinotype1" style:font-size-complex="11pt"/>
    </style:style>
    <style:style style:name="T6" style:family="text">
      <style:text-properties fo:color="#000000" style:font-name="PalatinoLinotype1" fo:font-size="11pt" fo:font-style="italic" style:font-size-asian="11pt" style:font-name-complex="PalatinoLinotype1" style:font-size-complex="11pt" style:font-style-complex="italic"/>
    </style:style>
    <style:style style:name="T7" style:family="text">
      <style:text-properties fo:color="#000000" style:font-name="PalatinoLinotype1" fo:font-size="11pt" fo:font-style="italic" fo:font-weight="bold" style:font-size-asian="11pt" style:font-name-complex="PalatinoLinotype1" style:font-size-complex="11pt" style:font-style-complex="italic" style:font-weight-complex="bold"/>
    </style:style>
    <style:style style:name="T8" style:family="text">
      <style:text-properties fo:color="#000000" style:font-name="PalatinoLinotype1" fo:font-size="7pt" style:font-size-asian="7pt" style:font-name-complex="PalatinoLinotype1" style:font-size-complex="7pt"/>
    </style:style>
    <style:style style:name="T9" style:family="text">
      <style:text-properties fo:color="#2a6099"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omework – Chapter 9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7.046cm" svg:height="0.424cm" svg:x="2.096cm" svg:y="25.664cm">
          <draw:text-box>
            <text:p text:style-name="P2"><text:span text:style-name="T2">CMPE420 – Digital &amp; Reconfigurable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4" draw:layer="layout" svg:width="4.701cm" svg:height="0.513cm" svg:x="1.905cm" svg:y="2.981cm">
          <draw:text-box>
            <text:p text:style-name="P2"><text:span text:style-name="T3">Homework Chapter 9 </text:span></text:p>
          </draw:text-box>
        </draw:frame>
        <draw:frame draw:style-name="gr3" draw:text-style-name="P3" draw:layer="layout" svg:width="0.422cm" svg:height="0.424cm" svg:x="1.905cm" svg:y="3.7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303cm">
          <draw:text-box>
            <text:p text:style-name="P2"><text:span text:style-name="T2">1.</text:span></text:p>
          </draw:text-box>
        </draw:frame>
        <draw:frame draw:style-name="gr7" draw:text-style-name="P3" draw:layer="layout" svg:width="0.422cm" svg:height="0.475cm" svg:x="2.828cm" svg:y="4.227cm">
          <draw:text-box>
            <text:p text:style-name="P2"><text:span text:style-name="T4"><text:s/></text:span></text:p>
          </draw:text-box>
        </draw:frame>
        <draw:frame draw:style-name="gr8" draw:text-style-name="P5" draw:layer="layout" svg:width="15.67cm" svg:height="0.422cm" svg:x="3.175cm" svg:y="4.303cm">
          <draw:text-box>
            <text:p text:style-name="P2"><text:span text:style-name="T5">Suppose you are working on a large project with several smaller teams working semi-inde-</text:span></text:p>
          </draw:text-box>
        </draw:frame>
        <draw:frame draw:style-name="gr9" draw:text-style-name="P5" draw:layer="layout" svg:width="16.338cm" svg:height="0.422cm" svg:x="3.175cm" svg:y="4.874cm">
          <draw:text-box>
            <text:p text:style-name="P2"><text:span text:style-name="T5">pendently. <text:s/>What are some pros- and cons- of using shared, dynamic libraries for sharing code </text:span></text:p>
          </draw:text-box>
        </draw:frame>
        <draw:frame draw:style-name="gr10" draw:text-style-name="P5" draw:layer="layout" svg:width="4.938cm" svg:height="0.422cm" svg:x="3.175cm" svg:y="5.446cm">
          <draw:text-box>
            <text:p text:style-name="P2"><text:span text:style-name="T5">versus sharing source code . </text:span></text:p>
          </draw:text-box>
        </draw:frame>
        <draw:frame draw:style-name="gr3" draw:text-style-name="P3" draw:layer="layout" svg:width="0.422cm" svg:height="0.424cm" svg:x="2.505cm" svg:y="8.869cm">
          <draw:text-box>
            <text:p text:style-name="P2"><text:span text:style-name="T2">2.</text:span></text:p>
          </draw:text-box>
        </draw:frame>
        <draw:frame draw:style-name="gr7" draw:text-style-name="P3" draw:layer="layout" svg:width="0.422cm" svg:height="0.475cm" svg:x="2.793cm" svg:y="8.793cm">
          <draw:text-box>
            <text:p text:style-name="P2"><text:span text:style-name="T4"><text:s/></text:span></text:p>
          </draw:text-box>
        </draw:frame>
        <draw:frame draw:style-name="gr11" draw:text-style-name="P5" draw:layer="layout" svg:width="15.932cm" svg:height="0.422cm" svg:x="3.14cm" svg:y="8.869cm">
          <draw:text-box>
            <text:p text:style-name="P2"><text:span text:style-name="T5">Despite memories and programs growing in size, memory page sizes have mostly remained </text:span></text:p>
          </draw:text-box>
        </draw:frame>
        <draw:frame draw:style-name="gr12" draw:text-style-name="P5" draw:layer="layout" svg:width="15.742cm" svg:height="0.422cm" svg:x="3.14cm" svg:y="9.44cm">
          <draw:text-box>
            <text:p text:style-name="P2"><text:span text:style-name="T5">fixed at 4KB. <text:s/>Some architectures do support larger pages, but the 4KB is still the standard. <text:s/></text:span></text:p>
          </draw:text-box>
        </draw:frame>
        <draw:frame draw:style-name="gr13" draw:text-style-name="P5" draw:layer="layout" svg:width="13.032cm" svg:height="0.422cm" svg:x="3.14cm" svg:y="10.012cm">
          <draw:text-box>
            <text:p text:style-name="P2"><text:span text:style-name="T5">Why can’t we just modify the kernel to support something other than 4KB? </text:span></text:p>
          </draw:text-box>
        </draw:frame>
        <draw:frame draw:style-name="gr3" draw:text-style-name="P3" draw:layer="layout" svg:width="0.422cm" svg:height="0.424cm" svg:x="2.435cm" svg:y="12.03cm">
          <draw:text-box>
            <text:p text:style-name="P2"><text:span text:style-name="T2">3.</text:span></text:p>
          </draw:text-box>
        </draw:frame>
        <draw:frame draw:style-name="gr7" draw:text-style-name="P3" draw:layer="layout" svg:width="0.422cm" svg:height="0.475cm" svg:x="2.723cm" svg:y="11.954cm">
          <draw:text-box>
            <text:p text:style-name="P2"><text:span text:style-name="T4"><text:s/></text:span></text:p>
          </draw:text-box>
        </draw:frame>
        <draw:frame draw:style-name="gr14" draw:text-style-name="P5" draw:layer="layout" svg:width="14.488cm" svg:height="0.422cm" svg:x="3.07cm" svg:y="12.03cm">
          <draw:text-box>
            <text:p text:style-name="P2"><text:span text:style-name="T5">What is the address-space identifier, and why is it crucial to storing this in the TLB? </text:span></text:p>
          </draw:text-box>
        </draw:frame>
        <draw:frame draw:style-name="gr3" draw:text-style-name="P3" draw:layer="layout" svg:width="0.422cm" svg:height="0.424cm" svg:x="2.373cm" svg:y="14.027cm">
          <draw:text-box>
            <text:p text:style-name="P2"><text:span text:style-name="T2">4.</text:span></text:p>
          </draw:text-box>
        </draw:frame>
        <draw:frame draw:style-name="gr7" draw:text-style-name="P3" draw:layer="layout" svg:width="0.422cm" svg:height="0.475cm" svg:x="2.661cm" svg:y="13.951cm">
          <draw:text-box>
            <text:p text:style-name="P2"><text:span text:style-name="T4"><text:s/></text:span></text:p>
          </draw:text-box>
        </draw:frame>
        <draw:frame draw:style-name="gr15" draw:text-style-name="P5" draw:layer="layout" svg:width="16.318cm" svg:height="0.422cm" svg:x="3.008cm" svg:y="14.027cm">
          <draw:text-box>
            <text:p text:style-name="P2"><text:span text:style-name="T5">Is it possible to have more </text:span><text:span text:style-name="T6">page in</text:span><text:span text:style-name="T5"> than </text:span><text:span text:style-name="T6">page out</text:span><text:span text:style-name="T5">s? <text:s/>Is this the sign of a healthy, well-performing </text:span></text:p>
          </draw:text-box>
        </draw:frame>
        <draw:frame draw:style-name="gr16" draw:text-style-name="P5" draw:layer="layout" svg:width="1.475cm" svg:height="0.422cm" svg:x="3.008cm" svg:y="14.594cm">
          <draw:text-box>
            <text:p text:style-name="P2"><text:span text:style-name="T5">system? </text:span></text:p>
          </draw:text-box>
        </draw:frame>
        <draw:frame draw:style-name="gr3" draw:text-style-name="P3" draw:layer="layout" svg:width="0.422cm" svg:height="0.424cm" svg:x="2.804cm" svg:y="11.84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412cm" svg:y="15.981cm">
          <draw:text-box>
            <text:p text:style-name="P2"><text:span text:style-name="T2">5.</text:span></text:p>
          </draw:text-box>
        </draw:frame>
        <draw:frame draw:style-name="gr7" draw:text-style-name="P3" draw:layer="layout" svg:width="0.422cm" svg:height="0.475cm" svg:x="2.7cm" svg:y="15.905cm">
          <draw:text-box>
            <text:p text:style-name="P2"><text:span text:style-name="T4"><text:s/></text:span></text:p>
          </draw:text-box>
        </draw:frame>
        <draw:frame draw:style-name="gr17" draw:text-style-name="P5" draw:layer="layout" svg:width="15.365cm" svg:height="0.422cm" svg:x="3.047cm" svg:y="15.981cm">
          <draw:text-box>
            <text:p text:style-name="P2"><text:span text:style-name="T5">A program is running on a 32-bit intel computer, and the virtual address for variable </text:span><text:span text:style-name="T7">a</text:span><text:span text:style-name="T5"> is </text:span></text:p>
          </draw:text-box>
        </draw:frame>
        <draw:frame draw:style-name="gr18" draw:text-style-name="P5" draw:layer="layout" svg:width="12.008cm" svg:height="0.422cm" svg:x="3.047cm" svg:y="16.552cm">
          <draw:text-box>
            <text:p text:style-name="P2"><text:span text:style-name="T5">0x4010_001F. <text:s/>The operating system has assigned virtual page 262,400</text:span></text:p>
          </draw:text-box>
        </draw:frame>
        <draw:frame draw:style-name="gr19" draw:text-style-name="P6" draw:layer="layout" svg:width="0.311cm" svg:height="0.247cm" svg:x="15.15cm" svg:y="16.681cm">
          <draw:text-box>
            <text:p text:style-name="P2"><text:span text:style-name="T8">10 </text:span></text:p>
          </draw:text-box>
        </draw:frame>
        <draw:frame draw:style-name="gr20" draw:text-style-name="P5" draw:layer="layout" svg:width="2.999cm" svg:height="0.422cm" svg:x="15.413cm" svg:y="16.552cm">
          <draw:text-box>
            <text:p text:style-name="P2"><text:span text:style-name="T5"><text:s/></text:span><text:span text:style-name="T5">to physical page </text:span></text:p>
          </draw:text-box>
        </draw:frame>
        <draw:frame draw:style-name="gr21" draw:text-style-name="P5" draw:layer="layout" svg:width="1.268cm" svg:height="0.422cm" svg:x="3.047cm" svg:y="17.124cm">
          <draw:text-box>
            <text:p text:style-name="P2"><text:span text:style-name="T5">524,102</text:span></text:p>
          </draw:text-box>
        </draw:frame>
        <draw:frame draw:style-name="gr19" draw:text-style-name="P6" draw:layer="layout" svg:width="0.311cm" svg:height="0.247cm" svg:x="4.33cm" svg:y="17.253cm">
          <draw:text-box>
            <text:p text:style-name="P2"><text:span text:style-name="T8">10 </text:span></text:p>
          </draw:text-box>
        </draw:frame>
        <draw:frame draw:style-name="gr22" draw:text-style-name="P5" draw:layer="layout" svg:width="14.353cm" svg:height="0.422cm" svg:x="4.592cm" svg:y="17.124cm">
          <draw:text-box>
            <text:p text:style-name="P2"><text:span text:style-name="T5">. <text:s/>Show the 32-bit hexadecimal physical address for variable </text:span><text:span text:style-name="T7">a</text:span><text:span text:style-name="T5">. <text:s/>Also, write the </text:span><text:span text:style-name="T6">page </text:span></text:p>
          </draw:text-box>
        </draw:frame>
        <draw:frame draw:style-name="gr23" draw:text-style-name="P5" draw:layer="layout" svg:width="12.473cm" svg:height="0.422cm" svg:x="3.047cm" svg:y="17.695cm">
          <draw:text-box>
            <text:p text:style-name="P2"><text:span text:style-name="T6">directory</text:span><text:span text:style-name="T5"> address and the </text:span><text:span text:style-name="T6">page table’s</text:span><text:span text:style-name="T5"> address using Intel’s 32-bit scheme. </text:span></text:p>
          </draw:text-box>
        </draw:frame>
        <draw:frame draw:style-name="gr24" draw:text-style-name="P7" draw:layer="layout" svg:width="16.11cm" svg:height="2.821cm" svg:x="3.089cm" svg:y="5.845cm">
          <draw:text-box>
            <text:p><text:span text:style-name="T9">Using shared, dynamic libraries means that each individual portion of the project is able to use</text:span></text:p>
            <text:p><text:span text:style-name="T9">the same library that is loaded in at runtime. This saves disk space by reducing executable size,</text:span></text:p>
            <text:p><text:span text:style-name="T9">and it also saves main memory usage by not having each program run its own copies of the</text:span></text:p>
            <text:p><text:span text:style-name="T9">libraries. The downside of this is that it has to involve the operating system to determine if the</text:span></text:p>
            <text:p><text:span text:style-name="T9">libraries are loaded into another program’s address space, and the processes must be allowed to</text:span></text:p>
            <text:p><text:span text:style-name="T9">access the same address.</text:span></text:p>
          </draw:text-box>
        </draw:frame>
        <draw:frame draw:style-name="gr25" draw:text-style-name="P7" draw:layer="layout" svg:width="16.338cm" svg:height="1.411cm" svg:x="3.197cm" svg:y="10.413cm">
          <draw:text-box>
            <text:p><text:span text:style-name="T9">Because page size is architecture dependent, the kernel cannot simply be changed and expect the</text:span></text:p>
            <text:p><text:span text:style-name="T9">architecture of the hardware to change with it. Manufacturers would have to change the MMUs</text:span></text:p>
            <text:p><text:span text:style-name="T9">on their CPUs in order to support larger page sizes.</text:span></text:p>
          </draw:text-box>
        </draw:frame>
        <draw:frame draw:style-name="gr26" draw:text-style-name="P7" draw:layer="layout" svg:width="16.774cm" svg:height="1.411cm" svg:x="3.187cm" svg:y="12.476cm">
          <draw:text-box>
            <text:p><text:span text:style-name="T9">The address-space identifier identifies each process and is used to provide address-space protection</text:span></text:p>
            <text:p><text:span text:style-name="T9">for that process. This is critical to identifying TLB misses when a process attempts to access a</text:span></text:p>
            <text:p><text:span text:style-name="T9">virtual page number with an ASID that doesn’t match the process’s ASID.</text:span></text:p>
          </draw:text-box>
        </draw:frame>
        <draw:frame draw:style-name="gr27" draw:text-style-name="P7" draw:layer="layout" svg:width="16.986cm" svg:height="0.941cm" svg:x="3.102cm" svg:y="14.964cm">
          <draw:text-box>
            <text:p><text:span text:style-name="T9">Yes, and more page ins are desirable. Page outs mean that the data was not in main memory and had</text:span></text:p>
            <text:p><text:span text:style-name="T9">to be accessed from the disk. More page outs than page ins usually indicates the need for more ram.</text:span></text:p>
          </draw:text-box>
        </draw:frame>
        <draw:frame draw:style-name="gr28" draw:text-style-name="P8" draw:layer="layout" svg:width="0.442cm" svg:height="0.547cm" svg:x="5.102cm" svg:y="18.699cm">
          <draw:text-box>
            <text:p><text:span text:style-name="T10">??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5-01T02:45:51.284669521</dc:date>
    <meta:editing-duration>PT1H30M27S</meta:editing-duration>
    <meta:editing-cycles>2</meta:editing-cycles>
    <meta:generator>LibreOffice/6.4.3.2$Linux_X86_64 LibreOffice_project/40$Build-2</meta:generator>
    <meta:document-statistic meta:object-count="47"/>
  </office:meta>
</office:document-meta>
</file>